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E0EE121C74.png" manifest:media-type="image/png"/>
  <manifest:file-entry manifest:full-path="Pictures/100002010000025800000258E3A7D0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solid" draw:fill-color="#729fcf" draw:opacity="40%" draw:textarea-vertical-align="middle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7pt" style:font-size-asian="17pt" style:font-size-complex="17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39cm" svg:height="13.239cm" svg:x="3.637cm" svg:y="1.937cm">
          <draw:image xlink:href="Pictures/100002010000025800000258E3A7D0A1.png" xlink:type="simple" xlink:show="embed" xlink:actuate="onLoad">
            <text:p/>
          </draw:image>
        </draw:frame>
        <draw:frame draw:style-name="gr2" draw:text-style-name="P1" draw:layer="layout" svg:width="1.769cm" svg:height="1.767cm" svg:x="3.593cm" svg:y="1.914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3.594cm" svg:y="3.5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3.595cm" svg:y="5.21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3.596cm" svg:y="6.817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3.597cm" svg:y="8.418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3.598cm" svg:y="10.019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3.599cm" svg:y="11.72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3.6cm" svg:y="13.421cm">
          <draw:image xlink:href="Pictures/10000201000001E0000001E0EE121C74.png" xlink:type="simple" xlink:show="embed" xlink:actuate="onLoad">
            <text:p/>
          </draw:image>
        </draw:frame>
        <draw:frame draw:style-name="gr3" draw:text-style-name="P2" draw:layer="layout" svg:width="16.519cm" svg:height="2.639cm" svg:x="2.692cm" svg:y="16.046cm">
          <draw:text-box>
            <text:p text:style-name="P2"><text:span text:style-name="T1">All rooks are in a different row. Because rows and columns are independent, we can now apply the same method for the columns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3T12:03:56.368802594</meta:creation-date>
    <dc:date>2016-09-25T21:17:26.556066426</dc:date>
    <dc:creator>elucterio </dc:creator>
    <meta:editing-duration>PT10H17M34S</meta:editing-duration>
    <meta:editing-cycles>35</meta:editing-cycles>
    <meta:generator>LibreOffice/4.2.8.2$Linux_X86_64 LibreOffice_project/420m0$Build-2</meta:generator>
    <meta:document-statistic meta:object-count="10"/>
  </office:meta>
</office:document-meta>
</file>